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ichmo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93">
            <text:p>393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880">
            <text:p>1880</text:p>
          </table:table-cell>
          <table:table-cell table:style-name="ce22" office:value-type="float" office:value="325">
            <text:p>32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4">
            <text:p>7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69">
            <text:p>269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742">
            <text:p>1742</text:p>
          </table:table-cell>
          <table:table-cell table:style-name="ce22" office:value-type="float" office:value="69">
            <text:p>6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36">
            <text:p>236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6206">
            <text:p>6206</text:p>
          </table:table-cell>
          <table:table-cell table:style-name="ce22" office:value-type="float" office:value="656">
            <text:p>65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150">
            <text:p>15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15">
            <text:p>61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89">
            <text:p>98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13">
            <text:p>21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187">
            <text:p>1187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702">
            <text:p>4702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129">
            <text:p>8129</text:p>
          </table:table-cell>
          <table:table-cell table:style-name="ce22" office:value-type="float" office:value="327">
            <text:p>32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4335">
            <text:p>14335</text:p>
          </table:table-cell>
          <table:table-cell table:style-name="ce22" office:value-type="float" office:value="983">
            <text:p>98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